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For a funeral/</text:p>
      <text:p text:style-name="P3"><text:tab/>Funeral halls are not the archives of historical re-/-cords, nor do I consider it fitting to relate on this spot/ all the events of which I know <text:span text:style-name="T1">of</text:span><text:span text:style-name="T2"> in the checkered life/ of B. S. <text:s/>Suffice it to say that our brother bore/ melancholy vicissitudes resignedly--and that is/ </text:span><text:span text:style-name="T1">many</text:span><text:span text:style-name="T2"> commendable in any of us mortals, so frail &amp; fallible and weak of purpose. <text:s/>But like in all/ </text:span><text:span text:style-name="T1">instances</text:span><text:span text:style-name="T2"> occasions of this sad character, my concern is principally with the/ survivors, not so much with the departed. <text:s/>For, admit-/-ting the propriety, nay, the duty of performing ob-/-sequies over the dead in a becoming manner, and/ accompanying their remains to the final resting place/ amidst the solemnity of prayers, still the living who/ are left behind to struggle mightily with diffi-/-culties which beset our path in every direction, need our/ sympathy and our active </text:span><text:span text:style-name="T1">friendliness</text:span><text:span text:style-name="T2"> good will. <text:s/>I judge that such/ a thought stirred within the mind of the oldest preach-/-er of Biblical ages, when he said [Hebrew]: "Better it is to go to the house of/ mourning, than to a banquetting house," for in the latter/ </text:span><text:span text:style-name="T1">amidst merriment and</text:span><text:span text:style-name="T2"> sparkling wines may raise fumes that darken our </text:span><text:span text:style-name="T1">minds</text:span><text:span text:style-name="T2"> intellect &amp; we </text:span><text:span text:style-name="T1">may be</text:span><text:span text:style-name="T2">/ </text:span><text:span text:style-name="T1">apt to</text:span><text:span text:style-name="T2"> forget our mortality, and turn away with indifference/ from the sufferings of fellow </text:span><text:span text:style-name="T1">beings</text:span><text:span text:style-name="T2"> travellers[sic!] in this earthly pilgrimage; but when brought/</text:span></text:p>
      <text:p text:style-name="P6"/>
      <text:p text:style-name="P6">[Page 2]</text:p>
      <text:p text:style-name="P3"><text:span text:style-name="T2">face to face with the deceased, when witnessing/ the sorrow of the bereaved, then--as Ecclesiastes tells/ it--[Hebrew] then we realize our common humanity, then the/ noblest </text:span><text:span text:style-name="T1">sentiments</text:span><text:span text:style-name="T2"> instincts of our nature </text:span><text:span text:style-name="T1">are</text:span><text:span text:style-name="T2"> may be aroused, and we/ feel prompted to relieve and to comfort. <text:s/>The writings/ of our SAges </text:span><text:soft-page-break/><text:span text:style-name="T2">abound with instances illustrating this point,/ but I cannot recall at this moment one more striking/ than that of a Rabbi, who in the discharge of his mourn-/-ful obligation directed his speech to those who had assem-/-bled </text:span><text:span text:style-name="T1">around him, and</text:span><text:span text:style-name="T2"> where the bereft sat. <text:s/>He addressed them thus: Brethren,/ ye are the bestowers of loving-kindness,-viz, no idel cu-/-riosity has brought you hither--but, a desire to uphold/ the religion of Abraham, concerning whom it is </text:span><text:span text:style-name="T1">recorded</text:span><text:span text:style-name="T2"> so chronicled/ in Holy Writ [Hebrew] I know, quoth the Lord, that he will com-/-mand his children and his household after him, to/ do righteousness and justice/ to lessen the weight of their burden in the hour of dis-/-tress. <text:s/>But who, my hearers, stands now/ most in need of a kind ministration, of fraternal/ condolence? <text:s/>The children of B S. doubtless expe-/-rience grief. <text:s/>It were unnatural that they would/</text:span></text:p>
      <text:p text:style-name="P6"/>
      <text:p text:style-name="P6">[Page 3]</text:p>
      <text:p text:style-name="P3"><text:span text:style-name="T2">consign this </text:span><text:span text:style-name="T1">body of</text:span><text:span text:style-name="T2"> being, their own father to the grave/ without anguish; for notwithstanding the soothing reflection/ that death came to relieve bodily infirmities which/ age rendered incurable, yet the separation must be/ painful. <text:s/>It is he who labored strenuously in years/ past for the</text:span><text:span text:style-name="T1">ir</text:span><text:span text:style-name="T2"> maintenance and education of his offspring, that is removed/ from their midst; it is he who strove by example to re-/-tain them within the ancestral fold; it is he who/ </text:span><text:span text:style-name="T1">forged for</text:span><text:span text:style-name="T2"> sought their happiness and rejoiced in their joy, that/ has been taken hence. <text:s/>But though some--as I have/ learnt--postponed for a time conjugal and maternal obli-/-gations to filial dutifulness, and all of them will do/ the memory of their parent reverence, still each will/ meet comfort in the pursuit of various walks of life./ <text:s/>Their mother is the deepest mourner. <text:s/></text:span><text:span text:style-name="T1">Many years of</text:span><text:span text:style-name="T2"> A very long/ </text:span><text:span text:style-name="T1">a</text:span><text:span text:style-name="T2"> companionship must naturally intensify affection,/ and the widow will greatly miss </text:span><text:span text:style-name="T1">her</text:span><text:span text:style-name="T2"> the copartner of/ her youth, he that shared her pleasures and tribulations. <text:s/>Friends may offer consolation they ought, according to the dictum of the Rabbi have cited, show/ tokens of practical kindness, but children must inces-/-santly demonstrate that the welfare of their mother/ is nigh to their hearts. <text:s/>By virtue of my office/ I ask them in the name of the God of Abraham/</text:span></text:p>
      <text:p text:style-name="P6"/>
      <text:p text:style-name="P6">[Page 4]</text:p>
      <text:p text:style-name="P3"><text:span text:style-name="T2">to do righteousness and justice. <text:s/>Endeavour, I pray,/ jointly to sweeten the cup of sorrow put to her lips./ <text:s/>You can best understand how to temper its bitterness/ by means that are most effective. <text:s/>A tender </text:span><text:span text:style-name="T1">compassion</text:span><text:span text:style-name="T2"> consideration which/ anticipates wishes and prevents heart burnings, gentle/ speaking, and the exercise of self-denial to promote/ your mother's welbeing, will cause the winter of/ her existence to be spent in the enjoyment of pious/ contentment. <text:s/>May you follow this course, and/ be rewarded by Him who promised to crown filial goodness with temporal and spi-/-ritual blessings. </text:span><text:span text:style-name="T1">to</text:span><text:span text:style-name="T2"> <text:s/>And Thou O God! vouchsafe to/ endow the progeny of Thy servant B. S with the capacity/ to do righteousness and justice. <text:s/>Grant that he may behold/ from heaven the practice thereof and become beatified./ <text:s/>Forgive his trespasses because of the many trials to/ which he was exposed during his pilgrimage on/ earth, and may the merits he acquired be his an-/-gelic advocates before Thy August throne, </text:span><text:span text:style-name="T1">and</text:span><text:span text:style-name="T2"> welcoming/ his spirit in the language of Thy psalmist "this is the/ gate</text:span><text:span text:style-name="T1">s</text:span><text:span text:style-name="T2"> that leads unto the Lord, the righteous shall/ enter in." <text:s/>Amen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2:56:18.96</meta:creation-date>
    <dc:date>2012-11-15T11:56:59.60</dc:date>
    <meta:editing-duration>PT14M4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69" meta:word-count="1002" meta:character-count="6317"/>
  </office:meta>
</office:document-meta>
</file>